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790.61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0"/>
    <style:style style:name="ce3" style:family="table-cell" style:parent-style-name="Default" style:data-style-name="N122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date" office:date-value="2016-08-22" calcext:value-type="date">
            <text:p>22-Aug</text:p>
          </table:table-cell>
          <table:table-cell table:style-name="ce3" office:value-type="time" office:time-value="PT05H00M00S" calcext:value-type="time">
            <text:p>5:00</text:p>
          </table:table-cell>
          <table:table-cell office:value-type="string" calcext:value-type="string">
            <text:p>Slides doorgewerk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3" calcext:value-type="date">
            <text:p>23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4" calcext:value-type="date">
            <text:p>24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5" calcext:value-type="date">
            <text:p>25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zig met 4-connectedness en irreducible triangula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6" calcext:value-type="date">
            <text:p>26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7" calcext:value-type="date">
            <text:p>27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8" calcext:value-type="date">
            <text:p>28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9" calcext:value-type="date">
            <text:p>29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schreven 4-connected etc.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0" calcext:value-type="date">
            <text:p>30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Kort bekijken van He(REL -&gt; dual) en zelf psuedo (3,3) probren te vind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1" calcext:value-type="date">
            <text:p>31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denken correcntes proof Fus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1" calcext:value-type="date">
            <text:p>1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tschrijven corretness proof tot E2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2" calcext:value-type="date">
            <text:p>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etness proof af (maar nog slordig)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3" calcext:value-type="date">
            <text:p>3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4" calcext:value-type="date">
            <text:p>4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5" calcext:value-type="date">
            <text:p>5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lpha orientations + trying out i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6" calcext:value-type="date">
            <text:p>6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 + collect questions + make rinzma 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7" calcext:value-type="date">
            <text:p>7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8" calcext:value-type="date">
            <text:p>8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9" calcext:value-type="date">
            <text:p>9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0" calcext:value-type="date">
            <text:p>10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1" calcext:value-type="date">
            <text:p>11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wing that (2,inft) is necesarr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2" calcext:value-type="date">
            <text:p>1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algo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3" calcext:value-type="date">
            <text:p>13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eting, fight with jabref, organise todo's in mindmap, wrote problem descrip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4" calcext:value-type="date">
            <text:p>14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scafolds and fixing corner assignments/ making scafold offical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5" calcext:value-type="date">
            <text:p>15-Se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scafold proof and creating images, tought up horizontal one-sided as modification of the Fusy algorithm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6" calcext:value-type="date">
            <text:p>16-S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 gefrut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7" calcext:value-type="date">
            <text:p>17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written part on connectedness of both plane triangulations and triangullations of the kgon, formalized theorhems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8" calcext:value-type="date">
            <text:p>18-Se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malized horizonatl onsided sweepline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Meeting, + voorbereiden + lezen kuster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id an awfull lot of reading (paper and <text:s/>thesis of kusters), papier opruimen</text:p>
          </table:table-cell>
          <table:table-cell table:number-columns-repeated="102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day/>
      <number:text>-</number:text>
      <number:month number:textual="true"/>
    </number:date-style>
    <number:time-style style:name="N122">
      <number:hours/>
      <number:text>:</number:text>
      <number:minutes number:style="long"/>
    </number:tim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0/00/0000</text:date>, <text:time style:data-style-name="N2" text:time-value="19:52:31.3634492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09-16T00:00:00Z</meta:creation-date>
    <dc:date>2016-09-21T20:27:39.908099984</dc:date>
    <meta:editing-cycles>15</meta:editing-cycles>
    <meta:editing-duration>PT35M36S</meta:editing-duration>
    <meta:document-statistic meta:table-count="1" meta:cell-count="73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